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frac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⋅</mo>
        <mrow>
          <mo fence="true" stretchy="false">(</mo>
          <mrow>
            <mrow>
              <mn>2</mn>
              <mrow>
                <msup>
                  <mi>c</mi>
                  <mn>2</mn>
                </msup>
                <mo stretchy="false">−</mo>
                <mn>5</mn>
              </mrow>
            </mrow>
          </mrow>
          <mo fence="true" stretchy="false">)</mo>
        </mrow>
      </mrow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−</mo>
        <mrow>
          <mo fence="true" stretchy="false">(</mo>
          <mrow>
            <mrow>
              <mn>2</mn>
              <mrow>
                <msup>
                  <mi>c</mi>
                  <mn>2</mn>
                </msup>
                <mo stretchy="false">−</mo>
                <mn>5</mn>
              </mrow>
            </mrow>
          </mrow>
          <mo fence="true" stretchy="false">)</mo>
        </mrow>
      </mrow>
    </mfrac>
    <annotation encoding="StarMath 5.0">(a + b) cdot (2c^2 - 5) over { (a + b) - (2c^2-5)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David Eisenberg</meta:initial-creator>
    <meta:creation-date>2016-04-26T11:53:00.088159126</meta:creation-date>
    <dc:date>2016-04-26T11:54:02.027659041</dc:date>
    <dc:creator>J David Eisenberg</dc:creator>
    <meta:editing-duration>PT1M2S</meta:editing-duration>
    <meta:editing-cycles>1</meta:editing-cycles>
    <meta:generator>LibreOffice/4.4.3.2$Linux_X86_64 LibreOffice_project/88805f81e9fe61362df02b9941de8e38a9b5fd16</meta:generator>
  </office:meta>
</office:document-meta>
</file>